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Transformer.toDOMNod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toDOMDocument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toStreamSource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Transformer.toReaderFromSource( 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Transformer.toStreamSourceFromSAX( SAX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Transformer.SourceTransformer( DocumentBuilderFactory documentBuil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setTransformerFactory( TransformerFactory transform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toSAXSource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Transformer.toDOMDocument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Transformer.setDefaultCharset( String defaul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get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toDOMElement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toString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Transformer.createTransfo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toResult( Source source ,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createDocum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toSAXSourceFromStream( Stream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Transformer.toDOMDocument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createTransform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toSAXSourceFromDOM( DOM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urceTransformer.toDOMSourceFromStream( Stream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urceTransformer.contentToString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getDocumentBuild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Transformer.toDOMSourceFromSAX( SAX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toDOMElement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Transformer.Sourc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Transformer.toDOMSource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Transformer.toDOMNodeFromSAX( SAX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Transformer.setDocumentBuilderFactory( DocumentBuilderFactory documentBuil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getTransform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Transformer.creat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toStreamSourceFromDOM( DOM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toString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ansformer.toDOMElement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toResult( Source source , Result result , String char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Transformer.toDOMNod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ansformer.createDocumentBuil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Transformer.toDOMSourc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